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DA5E96DA.png" manifest:media-type="image/png"/>
  <manifest:file-entry manifest:full-path="Pictures/1000416600009698000054AB8884E1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unset-title">
      <style:graphic-properties draw:auto-grow-height="true" fo:min-height="3.333cm"/>
    </style:style>
    <style:style style:name="pr2" style:family="presentation" style:parent-style-name="Sunset-notes">
      <style:graphic-properties draw:fill-color="#ffffff" draw:auto-grow-height="true" fo:min-height="14cm"/>
    </style:style>
    <style:style style:name="pr3" style:family="presentation" style:parent-style-name="Sunset-title">
      <style:graphic-properties fo:min-height="3.333cm"/>
    </style:style>
    <style:style style:name="pr4" style:family="presentation" style:parent-style-name="Sunset-outline1">
      <style:graphic-properties fo:min-height="15.99cm"/>
    </style:style>
    <style:style style:name="pr5" style:family="presentation" style:parent-style-name="Sunset-notes">
      <style:graphic-properties draw:fill-color="#ffffff" fo:min-height="14cm"/>
    </style:style>
    <style:style style:name="pr6" style:family="presentation" style:parent-style-name="Sunset-subtitle">
      <style:graphic-properties draw:fill-color="#ffffff" fo:min-height="15.453cm"/>
    </style:style>
    <style:style style:name="pr7" style:family="presentation" style:parent-style-name="Sunset-subtitle">
      <style:graphic-properties draw:fill-color="#ffffff" draw:textarea-vertical-align="top" fo:min-height="16.24cm"/>
    </style:style>
    <style:style style:name="pr8" style:family="presentation" style:parent-style-name="Sunset-subtitle">
      <style:graphic-properties draw:fill-color="#ffffff" fo:min-height="16.24cm"/>
    </style:style>
    <style:style style:name="pr9" style:family="presentation" style:parent-style-name="Sunset-subtitle">
      <style:graphic-properties draw:fill-color="#ffffff" draw:textarea-vertical-align="top" fo:min-height="13.4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80" style:font-name="DejaVu Sans Mono1" fo:font-size="26pt" style:font-size-asian="26pt" style:font-size-complex="26pt"/>
    </style:style>
    <style:style style:name="P3" style:family="paragraph">
      <style:paragraph-properties fo:text-align="start"/>
      <style:text-properties style:font-name="DejaVu Sans Mono1" fo:font-size="20pt" style:font-size-asian="20pt" style:font-size-complex="20pt"/>
    </style:style>
    <style:style style:name="T1" style:family="text">
      <style:text-properties fo:color="#000080" style:font-name="DejaVu Sans Mono1" fo:font-size="26pt" style:font-size-asian="26pt" style:font-size-complex="26pt"/>
    </style:style>
    <style:style style:name="T2" style:family="text">
      <style:text-properties style:font-name="DejaVu Sans Mono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9">
        <draw:frame presentation:style-name="pr1" draw:layer="layout" svg:width="8.8cm" svg:height="3.473cm" svg:x="9.6cm" svg:y="1.263cm" presentation:class="title">
          <draw:text-box>
            <text:p>Bodgery RFI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draw:frame presentation:style-name="pr3" draw:layer="layout" svg:width="8.8cm" svg:height="3.333cm" svg:x="9.6cm" svg:y="1.333cm" presentation:class="title" presentation:user-transformed="true">
          <draw:text-box>
            <text:p>Overview</text:p>
          </draw:text-box>
        </draw:frame>
        <draw:frame presentation:style-name="pr4" draw:layer="layout" svg:width="22.5cm" svg:height="16.24cm" svg:x="2.75cm" svg:y="5.066cm" presentation:class="outline">
          <draw:text-box>
            <text:list text:style-name="L2">
              <text:list-item>
                <text:p>USB reader, like keyboard, 125kHz</text:p>
                <text:list>
                  <text:list-item>
                    <text:p>Not NFC (13.56MHz)</text:p>
                  </text:list-item>
                </text:list>
              </text:list-item>
              <text:list-item>
                <text:p>Door handle has solinoid, run by relay</text:p>
              </text:list-item>
              <text:list-item>
                <text:p>Raspberry Pi on UPS</text:p>
              </text:list-item>
              <text:list-item>
                <text:p>Server holds member database</text:p>
              </text:list-item>
              <text:list-item>
                <text:p>REST interface between server and Rpi</text:p>
                <text:list>
                  <text:list-item>
                    <text:p>Mojolicious::L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3T32">
        <draw:frame presentation:style-name="pr6" draw:layer="layout" svg:width="8.8cm" svg:height="15.453cm" svg:x="9.6cm" svg:y="1.333cm" presentation:class="subtitle">
          <draw:text-box>
            <text:p>Demo Entry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4T0">
        <draw:frame presentation:style-name="pr1" draw:layer="layout" svg:width="8.8cm" svg:height="3.333cm" svg:x="9.6cm" svg:y="1.333cm" presentation:class="title">
          <draw:text-box>
            <text:p>Rpi inittab</text:p>
          </draw:text-box>
        </draw:frame>
        <draw:frame presentation:style-name="pr7" draw:text-style-name="P2" draw:layer="layout" svg:width="22.5cm" svg:height="16.24cm" svg:x="2.75cm" svg:y="5.066cm" presentation:class="subtitle">
          <draw:text-box>
            <text:p text:style-name="P1"><text:span text:style-name="T1">1:2345:respawn:/sbin/getty 38400 -n -l /path/to/reader_prog.pl tty1</text:span></text:p>
            <text:p text:style-name="P1"><text:span text:style-name="T1">2:23:respawn:/sbin/getty 38400 tty2</text:span></text:p>
            <text:p text:style-name="P1"><text:span text:style-name="T1">3:23:respawn:/sbin/getty 38400 tty3</text:span></text:p>
            <text:p text:style-name="P1"><text:span text:style-name="T1">4:23:respawn:/sbin/getty 38400 tty4</text:span></text:p>
            <text:p text:style-name="P1"><text:span text:style-name="T1">5:23:respawn:/sbin/getty 38400 tty5</text:span></text:p>
            <text:p text:style-name="P1"><text:span text:style-name="T1">6:23:respawn:/sbin/getty 38400 tty6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4T0">
        <draw:frame presentation:style-name="pr1" draw:layer="layout" svg:width="8.8cm" svg:height="3.333cm" svg:x="9.6cm" svg:y="1.333cm" presentation:class="title">
          <draw:text-box>
            <text:p>REST</text:p>
          </draw:text-box>
        </draw:frame>
        <draw:frame presentation:style-name="pr8" draw:layer="layout" svg:width="22.5cm" svg:height="16.24cm" svg:x="2.75cm" svg:y="5.066cm" presentation:class="subtitle">
          <draw:text-box>
            <text:p>[Show app.pl]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4T0">
        <draw:frame presentation:style-name="pr1" draw:layer="layout" svg:width="8.8cm" svg:height="3.333cm" svg:x="9.6cm" svg:y="1.333cm" presentation:class="title">
          <draw:text-box>
            <text:p>Piezo</text:p>
          </draw:text-box>
        </draw:frame>
        <draw:frame presentation:style-name="pr9" draw:text-style-name="P3" draw:layer="layout" svg:width="22.5cm" svg:height="13.46cm" svg:x="2.75cm" svg:y="4.572cm" presentation:class="subtitle" presentation:user-transformed="true">
          <draw:text-box draw:corner-radius="0.298cm">
            <text:p text:style-name="P1"><text:span text:style-name="T2">use Time::HiRes 'sleep';</text:span></text:p>
            <text:p text:style-name="P1"><text:span text:style-name="T2">my @notes = qw{ 1568 1480 1245 880 831 1319 1661 </text:span></text:p>
            <text:p text:style-name="P1"><text:span text:style-name="T2"><text:s text:c="16"/></text:span><text:span text:style-name="T2">2093 };</text:span></text:p>
            <text:p text:style-name="P1"><text:span text:style-name="T2"/></text:p>
            <text:p text:style-name="P1"><text:span text:style-name="T2">HiPi::Wiring::softToneCreate( $PIN );</text:span></text:p>
            <text:p text:style-name="P1"><text:span text:style-name="T2">foreach (@notes) {</text:span></text:p>
            <text:p text:style-name="P1"><text:span text:style-name="T2"><text:s text:c="4"/></text:span><text:span text:style-name="T2">HiPi::Wiring::softToneWrite( $PIN, $_ );</text:span></text:p>
            <text:p text:style-name="P1"><text:span text:style-name="T2"><text:s text:c="4"/></text:span><text:span text:style-name="T2">sleep( 0.2 );</text:span></text:p>
            <text:p text:style-name="P1"><text:span text:style-name="T2">}</text:span></text:p>
            <text:p text:style-name="P1"><text:span text:style-name="T2"/></text:p>
            <text:p text:style-name="P1"><text:span text:style-name="T2">HiPi::Wiring::softToneWrite( $PIN, 0 );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DA5E96DA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7T17:43:33.353305695</meta:creation-date>
    <dc:date>2015-01-20T18:02:29.520496789</dc:date>
    <meta:editing-duration>PT1H55M59S</meta:editing-duration>
    <meta:editing-cycles>11</meta:editing-cycles>
    <meta:generator>LibreOffice/4.2.5.2$Linux_X86_64 LibreOffice_project/420m0$Build-2</meta:generator>
    <meta:document-statistic meta:object-count="55"/>
  </office:meta>
</office:document-meta>
</file>